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24pt" style:font-size-asian="24pt" style:font-size-complex="24pt" style:language-asian="en" style:country-asian="GB"/>
    </style:style>
    <style:style style:name="P3" style:parent-style-name="Normal" style:family="paragraph">
      <style:paragraph-properties fo:text-align="end"/>
    </style:style>
    <style:style style:name="P4" style:parent-style-name="Normal" style:family="paragraph">
      <style:paragraph-properties fo:text-align="end"/>
    </style:style>
    <style:style style:name="P5" style:parent-style-name="Normal" style:family="paragraph">
      <style:paragraph-properties fo:text-align="end"/>
    </style:style>
    <style:style style:name="P6" style:parent-style-name="Normal" style:family="paragraph">
      <style:paragraph-properties fo:text-align="end"/>
    </style:style>
    <style:style style:name="T7" style:parent-style-name="DefaultParagraphFont" style:family="text">
      <style:text-properties fo:font-size="24pt" style:font-size-asian="24pt" style:font-size-complex="24pt" style:language-asian="en" style:country-asian="GB"/>
    </style:style>
    <style:style style:name="P8" style:parent-style-name="Normal" style:family="paragraph">
      <style:text-properties fo:font-size="24pt" style:font-size-asian="24pt" style:font-size-complex="24pt"/>
    </style:style>
    <style:style style:name="T9" style:parent-style-name="DefaultParagraphFont" style:family="text">
      <style:text-properties style:language-asian="en" style:country-asian="GB"/>
    </style:style>
    <style:style style:name="T10" style:parent-style-name="DefaultParagraphFont" style:family="text">
      <style:text-properties fo:font-size="24pt" style:font-size-asian="24pt" style:font-size-complex="24pt" style:language-asian="en" style:country-asian="GB"/>
    </style:style>
    <style:style style:name="P11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language-asian="en" style:country-asian="GB"/>
    </style:style>
    <style:style style:name="P13" style:parent-style-name="Normal" style:family="paragraph">
      <style:paragraph-properties fo:line-height="100%"/>
    </style:style>
    <style:style style:name="P14" style:parent-style-name="Normal" style:family="paragraph">
      <style:paragraph-properties fo:line-height="100%"/>
    </style:style>
    <style:style style:name="P15" style:parent-style-name="Normal" style:family="paragraph">
      <style:paragraph-properties fo:line-height="100%"/>
    </style:style>
    <style:style style:name="P16" style:parent-style-name="Normal" style:family="paragraph">
      <style:paragraph-properties fo:line-height="100%"/>
    </style:style>
    <style:style style:name="T17" style:parent-style-name="DefaultParagraphFont" style:family="text">
      <style:text-properties style:language-asian="en" style:country-asian="GB"/>
    </style:style>
    <style:style style:name="P18" style:parent-style-name="ListParagraph" style:family="paragraph">
      <style:paragraph-properties fo:text-align="center"/>
    </style:style>
    <style:style style:name="P19" style:parent-style-name="ListParagraph" style:family="paragraph">
      <style:paragraph-properties fo:text-align="center"/>
    </style:style>
    <style:style style:name="P20" style:parent-style-name="ListParagraph" style:family="paragraph">
      <style:paragraph-properties fo:text-align="center"/>
    </style:style>
    <style:style style:name="P21" style:parent-style-name="ListParagraph" style:family="paragraph">
      <style:paragraph-properties fo:text-align="center"/>
    </style:style>
    <style:style style:name="P22" style:parent-style-name="ListParagraph" style:family="paragraph">
      <style:paragraph-properties fo:text-align="center"/>
    </style:style>
    <style:style style:name="P23" style:parent-style-name="ListParagraph" style:family="paragraph">
      <style:paragraph-properties fo:text-align="center"/>
    </style:style>
    <style:style style:name="P24" style:parent-style-name="ListParagraph" style:family="paragraph">
      <style:paragraph-properties fo:text-align="center"/>
    </style:style>
    <style:style style:name="T25" style:parent-style-name="DefaultParagraphFont" style:family="text">
      <style:text-properties style:language-asian="en" style:country-asian="GB"/>
    </style:style>
    <style:style style:name="P26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0" style:parent-style-name="Normal" style:family="paragraph">
      <style:paragraph-properties fo:text-align="center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3" style:parent-style-name="Normal" style:family="paragraph">
      <style:paragraph-properties fo:text-align="center"/>
    </style:style>
    <style:style style:name="P34" style:parent-style-name="Normal" style:family="paragraph">
      <style:paragraph-properties fo:text-align="center"/>
    </style:style>
    <style:style style:name="T3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6" style:parent-style-name="Normal" style:family="paragraph">
      <style:paragraph-properties fo:text-align="center"/>
    </style:style>
    <style:style style:name="P37" style:parent-style-name="Normal" style:family="paragraph">
      <style:paragraph-properties fo:text-align="center"/>
    </style:style>
    <style:style style:name="T3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paragraph-properties fo:text-align="center"/>
    </style:style>
    <style:style style:name="T4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2" style:parent-style-name="Normal" style:family="paragraph">
      <style:paragraph-properties fo:text-align="center"/>
    </style:style>
    <style:style style:name="P43" style:parent-style-name="Normal" style:family="paragraph">
      <style:paragraph-properties fo:text-align="center"/>
    </style:style>
    <style:style style:name="T44" style:parent-style-name="DefaultParagraphFont" style:family="text">
      <style:text-properties style:language-asian="en" style:country-asian="GB"/>
    </style:style>
    <style:style style:name="P45" style:parent-style-name="ListParagraph" style:list-style-name="LFO2" style:family="paragraph"/>
    <style:style style:name="P46" style:parent-style-name="ListParagraph" style:list-style-name="LFO2" style:family="paragraph"/>
    <style:style style:name="P47" style:parent-style-name="ListParagraph" style:list-style-name="LFO2" style:family="paragraph"/>
    <style:style style:name="P48" style:parent-style-name="ListParagraph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9" style:parent-style-name="ListParagraph" style:list-style-name="LFO2" style:family="paragraph"/>
    <style:style style:name="P50" style:parent-style-name="ListParagraph" style:list-style-name="LFO2" style:family="paragraph"/>
    <style:style style:name="P51" style:parent-style-name="ListParagraph" style:list-style-name="LFO2" style:family="paragraph"/>
    <style:style style:name="P52" style:parent-style-name="ListParagraph" style:list-style-name="LFO2" style:family="paragraph"/>
    <style:style style:name="P53" style:parent-style-name="ListParagraph" style:family="paragraph">
      <style:paragraph-properties fo:margin-left="0.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T54" style:parent-style-name="DefaultParagraphFont" style:family="text">
      <style:text-properties style:language-asian="en" style:country-asian="GB"/>
    </style:style>
    <style:style style:name="P55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6" style:parent-style-name="Normal" style:family="paragraph">
      <style:paragraph-properties fo:text-align="center"/>
    </style:style>
    <style:style style:family="graphic" style:name="a6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frame draw:z-index="251668480" draw:id="id0" draw:style-name="a0" draw:name="Text Box 12" text:anchor-type="paragraph" svg:x="-0.31181in" svg:y="-0.4375in" svg:width="1.6875in" svg:height="1.84375in" style:rel-width="scale" style:rel-height="scale"><draw:text-box><text:p text:style-name="P3">2 nation way</text:p><text:p text:style-name="P4">Apartment 75</text:p><text:p text:style-name="P5">Liverpool</text:p><text:p text:style-name="P6">L14LB</text:p><text:p text:style-name="Normal"/></draw:text-box><svg:title/><svg:desc/></draw:frame></text:span><text:span text:style-name="T7"><draw:frame draw:z-index="251669504" draw:id="id1" draw:style-name="a1" draw:name="Text Box 13" text:anchor-type="paragraph" svg:x="2.0625in" svg:y="-0.84375in" svg:width="2.14583in" svg:height="0.67708in" style:rel-width="scale" style:rel-height="scale"><draw:text-box><text:p text:style-name="P8">Ryan Cowell</text:p></draw:text-box><svg:title/><svg:desc/></draw:frame></text:span><text:span text:style-name="T9"><draw:frame draw:z-index="251659264" draw:id="id2" draw:style-name="a2" draw:name="Text Box 1" text:anchor-type="paragraph" svg:x="4.375in" svg:y="-0.35417in" svg:width="2.90625in" svg:height="1.73958in" style:rel-width="scale" style:rel-height="scale"><draw:text-box><text:p text:style-name="Normal">Mobile: 07738471399</text:p><text:p text:style-name="Normal">Email:<text:s/><text:a xlink:href="mailto:R.cowell19@hotmail.co.uk" office:target-frame-name="_top" xlink:show="replace">R.cowell19@hotmail.co.uk</text:a></text:p><text:p text:style-name="Normal">Reference no: jolly tars<text:s/>01253 856042</text:p><text:p text:style-name="Normal">Reference no: Vida Education 01253 36288</text:p><text:p text:style-name="Normal">Reference no: Fall Well 0151 705 2050</text:p><text:p text:style-name="Normal"/><text:p text:style-name="Normal"/></draw:text-box><svg:title/><svg:desc/></draw:frame></text:span></text:p>
      <text:p text:style-name="Normal"/>
      <text:p text:style-name="Normal"/>
      <text:p text:style-name="Normal"><text:span text:style-name="T10"><draw:frame draw:z-index="251667456" draw:id="id3" draw:style-name="a3" draw:name="Text Box 8" text:anchor-type="paragraph" svg:x="2.53125in" svg:y="7.21875in" svg:width="1.25in" svg:height="0.40625in" style:rel-width="scale" style:rel-height="scale"><draw:text-box><text:p text:style-name="P11">Employment</text:p></draw:text-box><svg:title/><svg:desc/></draw:frame></text:span><text:span text:style-name="T12"><draw:frame draw:z-index="251666432" draw:id="id4" draw:style-name="a4" draw:name="Text Box 7" text:anchor-type="paragraph" svg:x="3.70833in" svg:y="7.67708in" svg:width="3.4375in" svg:height="1.30208in" style:rel-width="scale" style:rel-height="scale"><draw:text-box><text:p text:style-name="P13">Jolly tars – shift leader</text:p><text:p text:style-name="P14">2017(August)-2018(Sept)</text:p><text:p text:style-name="P15">The Fall Well (public house) shift leader</text:p><text:p text:style-name="P16">2018(Sept) - current date</text:p><text:p text:style-name="Normal"/></draw:text-box><svg:title/><svg:desc/></draw:frame></text:span><text:span text:style-name="T17"><draw:frame draw:z-index="251665408" draw:id="id5" draw:style-name="a5" draw:name="Text Box 6" text:anchor-type="paragraph" svg:x="-0.95833in" svg:y="7.625in" svg:width="4.41667in" svg:height="1.34375in" style:rel-width="scale" style:rel-height="scale"><draw:text-box><text:p text:style-name="P18">Jolly tars<text:s/>(public<text:s/>house) as an associate</text:p><text:p text:style-name="P19">2012<text:s/>(sept)<text:s/>-2015(May)</text:p><text:p text:style-name="P20">Jolly tars- as a team leader</text:p><text:p text:style-name="P21">2015(May)-2016(Oct)</text:p><text:p text:style-name="P22">Cover supervisor for Vida Education</text:p><text:p text:style-name="P23">2016(Oct)-2017(June)</text:p><text:p text:style-name="P24"/><text:p text:style-name="ListParagraph"/><text:p text:style-name="ListParagraph"/></draw:text-box><svg:title/><svg:desc/></draw:frame></text:span><text:span text:style-name="T25"><draw:frame draw:z-index="251663360" draw:id="id6" draw:style-name="a6" draw:name="Text Box 4" text:anchor-type="paragraph" svg:x="0.39583in" svg:y="3.22917in" svg:width="5.36458in" svg:height="4in" style:rel-width="scale" style:rel-height="scale"><draw:text-box><text:p text:style-name="P26">Education</text:p><text:p text:style-name="P27"><text:span text:style-name="T28">2012</text:span>-<text:s/><text:span text:style-name="T29">8 GCSE including maths English and science</text:span></text:p><text:p text:style-name="P30">At Fleetwood high school</text:p><text:p text:style-name="P31">2012-2014-<text:s/><text:span text:style-name="T32">public services level 3 extended diploma</text:span></text:p><text:p text:style-name="P33">At Blackpool &amp; the Fylde College</text:p><text:p text:style-name="P34">2016-<text:s/><text:span text:style-name="T35">Fitness instructing level 2</text:span></text:p><text:p text:style-name="P36">At Blackpool and the Fylde College</text:p><text:p text:style-name="P37">2017-2018<text:s/><text:span text:style-name="T38">level 3 general engineering diploma</text:span></text:p><text:p text:style-name="P39">At Blackpool and the Fylde College</text:p><text:p text:style-name="P40">2018- Current date -<text:s/><text:span text:style-name="T41">HNC level 4 electrical/ electronic engineering</text:span></text:p><text:p text:style-name="P42">At the college of Liverpool</text:p><text:p text:style-name="P43"/></draw:text-box><svg:title/><svg:desc/></draw:frame></text:span><text:span text:style-name="T44"><draw:frame draw:z-index="251664384" draw:id="id7" draw:style-name="a7" draw:name="Text Box 5" text:anchor-type="paragraph" svg:x="3.45833in" svg:y="2.25in" svg:width="2.375in" svg:height="0.97917in" style:rel-width="scale" style:rel-height="scale"><draw:text-box><text:list text:style-name="LFO2" text:continue-numbering="true"><text:list-item><text:p text:style-name="P45">Responsible</text:p></text:list-item><text:list-item><text:p text:style-name="P46">Strong work ethic</text:p></text:list-item><text:list-item><text:p text:style-name="P47">Attention to detail</text:p></text:list-item></text:list><text:p text:style-name="Normal"/></draw:text-box><svg:title/><svg:desc/></draw:frame></text:span><draw:frame draw:z-index="251662336" draw:id="id8" draw:style-name="a8" draw:name="Text Box 3" text:anchor-type="paragraph" svg:x="1.5625in" svg:y="1.92708in" svg:width="3.26042in" svg:height="2in" style:rel-width="scale" style:rel-height="scale"><draw:text-box><text:p text:style-name="P48">My key strengths and skills</text:p><text:list text:style-name="LFO2" text:continue-numbering="true"><text:list-item><text:p text:style-name="P49">Self-motivated<text:s text:c="36"/></text:p></text:list-item><text:list-item><text:p text:style-name="P50">Always wanting to learn</text:p></text:list-item><text:list-item><text:p text:style-name="P51">Critical decision making</text:p></text:list-item><text:list-item><text:p text:style-name="P52">Leadership</text:p></text:list-item></text:list><text:p text:style-name="P53"/></draw:text-box><svg:title/><svg:desc/></draw:frame><text:span text:style-name="T54"><draw:frame draw:z-index="251660288" draw:id="id9" draw:style-name="a9" draw:name="Text Box 2" text:anchor-type="paragraph" svg:x="-0.01042in" svg:y="0.29167in" svg:width="6.02083in" svg:height="1.82292in" style:rel-width="scale" style:rel-height="scale"><draw:text-box><text:p text:style-name="P55">About me</text:p><text:p text:style-name="P56">I’m<text:s/>a very motivated person, always wanting to learn new skills and qualifications. Currently<text:s/>I’m<text:s/>working towards a HNC in electrical/electronic engineering as I’m very interested in technology.<text:s/>My<text:s/>goal is to gain as much experience in this field as I can,<text:s/>and work towards a great career.<text:s/>I’ve<text:s/>gained lots of work related skills such as working under pressure and working well with a team,<text:s/>not<text:s/>only that I have<text:s/>the<text:s/>skills to lead a team if needed.</text:p><text:p text:style-name="Normal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ome</meta:initial-creator>
    <dc:creator>Home</dc:creator>
    <meta:creation-date>2019-02-09T12:25:00Z</meta:creation-date>
    <dc:date>2019-02-09T13:46:00Z</dc:date>
    <meta:template xlink:href="Normal" xlink:type="simple"/>
    <meta:editing-cycles>1</meta:editing-cycles>
    <meta:editing-duration>PT4860S</meta:editing-duration>
    <meta:document-statistic meta:page-count="1" meta:paragraph-count="1" meta:word-count="2" meta:character-count="13" meta:row-count="1" meta:non-whitespace-character-count="12"/>
  </office:meta>
</office:document-meta>
</file>